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33" draw:textarea-horizontal-align="justify" draw:textarea-vertical-align="middle" draw:auto-grow-height="false" fo:min-height="0.828cm" fo:min-width="0.578cm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0.828cm" fo:min-width="0.578cm"/>
    </style:style>
    <style:style style:name="gr4" style:family="graphic" style:parent-style-name="objectwithoutfill">
      <style:graphic-properties svg:stroke-width="0.051cm" draw:marker-start-width="0.355cm" draw:marker-end="Arrow" draw:marker-end-width="0.40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Liberation Mono" fo:font-size="18pt" style:font-size-asian="18pt" style:font-size-complex="18pt"/>
    </style:style>
    <style:style style:name="P2" style:family="paragraph">
      <loext:graphic-properties draw:fill-color="#00cc33"/>
      <style:paragraph-properties fo:text-align="center"/>
      <style:text-properties style:font-name="Liberation Mono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Liberation Mono"/>
    </style:style>
    <style:style style:name="P5" style:family="paragraph">
      <loext:graphic-properties draw:fill-color="#ffcc00"/>
      <style:paragraph-properties fo:text-align="center"/>
      <style:text-properties style:font-name="Liberation Mono" fo:font-size="20pt" style:font-size-asian="18pt" style:font-size-complex="18pt"/>
    </style:style>
    <style:style style:name="P6" style:family="paragraph">
      <loext:graphic-properties draw:fill="none" draw:fill-color="#ffffff"/>
      <style:text-properties style:font-name="Liberation Mono" fo:font-size="12pt" style:font-size-asian="18pt" style:font-size-complex="18pt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style:font-name="Liberation Mono" fo:font-size="18pt" style:font-size-asian="18pt" style:font-size-complex="18pt"/>
    </style:style>
    <style:style style:name="T2" style:family="text">
      <style:text-properties style:font-name="Liberation Mono" fo:font-size="20pt" style:font-size-asian="18pt" style:font-size-complex="18pt"/>
    </style:style>
    <style:style style:name="T3" style:family="text">
      <style:text-properties style:font-name="Liberation Mono" fo:font-size="12pt" style:font-size-asian="18pt" style:font-size-complex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1.524cm" svg:x="3.54cm" svg:y="5.95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02cm" svg:y1="9.128cm" svg:x2="4.302cm" svg:y2="7.604cm">
          <text:p/>
        </draw:line>
        <draw:custom-shape draw:style-name="gr3" draw:text-style-name="P5" draw:layer="layout" svg:width="1.524cm" svg:height="1.524cm" svg:x="8.504cm" svg:y="6.08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266cm" svg:y1="9.255cm" svg:x2="9.266cm" svg:y2="7.731cm">
          <text:p/>
        </draw:line>
        <draw:line draw:style-name="gr4" draw:text-style-name="P3" draw:layer="layout" svg:x1="5.064cm" svg:y1="9.255cm" svg:x2="8.747cm" svg:y2="7.35cm">
          <text:p/>
        </draw:line>
        <draw:frame draw:style-name="gr5" draw:text-style-name="P6" draw:layer="layout" svg:width="1.264cm" svg:height="0.729cm" svg:x="3.8cm" svg:y="9.509cm">
          <draw:text-box>
            <text:p><text:span text:style-name="T3">int</text:span></text:p>
          </draw:text-box>
        </draw:frame>
        <draw:frame draw:style-name="gr5" draw:text-style-name="P6" draw:layer="layout" svg:width="1.518cm" svg:height="0.729cm" svg:x="8.637cm" svg:y="9.542cm">
          <draw:text-box>
            <text:p><text:span text:style-name="T3">NULL</text:span></text:p>
          </draw:text-box>
        </draw:frame>
        <draw:frame draw:style-name="gr5" draw:text-style-name="P8" draw:layer="layout" svg:width="5.011cm" svg:height="1.673cm" svg:x="2.085cm" svg:y="4.048cm">
          <draw:text-box>
            <text:p text:style-name="P7"><text:span text:style-name="T4">SIMPLE_INTEGER add</text:span></text:p>
            <text:p text:style-name="P7"><text:span text:style-name="T4">No overflow checks</text:span></text:p>
            <text:p text:style-name="P7"><text:span text:style-name="T4">Throws on NULL</text:span></text:p>
          </draw:text-box>
        </draw:frame>
        <draw:line draw:style-name="gr2" draw:text-style-name="P3" draw:layer="layout" svg:x1="4.229cm" svg:y1="3.794cm" svg:x2="4.229cm" svg:y2="2.651cm">
          <text:p/>
        </draw:line>
        <draw:frame draw:style-name="gr5" draw:text-style-name="P6" draw:layer="layout" svg:width="1.264cm" svg:height="0.729cm" svg:x="3.567cm" svg:y="1.762cm">
          <draw:text-box>
            <text:p><text:span text:style-name="T3">int</text:span></text:p>
          </draw:text-box>
        </draw:frame>
        <draw:frame draw:style-name="gr5" draw:text-style-name="P8" draw:layer="layout" svg:width="4.257cm" svg:height="1.673cm" svg:x="8.123cm" svg:y="4.048cm">
          <draw:text-box>
            <text:p text:style-name="P7"><text:span text:style-name="T4">PLS_INTEGER add</text:span></text:p>
            <text:p text:style-name="P7"><text:span text:style-name="T4">Overflow checks</text:span></text:p>
            <text:p text:style-name="P7"><text:span text:style-name="T4">NULL semantics</text:span></text:p>
          </draw:text-box>
        </draw:frame>
        <draw:line draw:style-name="gr2" draw:text-style-name="P3" draw:layer="layout" svg:x1="9.229cm" svg:y1="3.795cm" svg:x2="9.229cm" svg:y2="2.652cm">
          <text:p/>
        </draw:line>
        <draw:frame draw:style-name="gr5" draw:text-style-name="P6" draw:layer="layout" svg:width="2.534cm" svg:height="0.729cm" svg:x="8.067cm" svg:y="1.736cm">
          <draw:text-box>
            <text:p><text:span text:style-name="T3">int,NU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0:06:14.249324674</meta:creation-date>
    <dc:date>2017-08-17T10:14:38.756137781</dc:date>
    <meta:editing-duration>PT8M24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